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1F400000177D85CA16E.gif"/>
  <manifest:file-entry manifest:media-type="image/gif" manifest:full-path="Pictures/10000000000001F400000177E97A3ACD.gif"/>
  <manifest:file-entry manifest:media-type="image/gif" manifest:full-path="Pictures/10000000000001F40000017754C5B731.gif"/>
  <manifest:file-entry manifest:media-type="image/gif" manifest:full-path="Pictures/10000000000001F400000177BE3B22D4.gif"/>
  <manifest:file-entry manifest:media-type="image/gif" manifest:full-path="Pictures/10000000000001F400000177ADCBDFF2.gif"/>
  <manifest:file-entry manifest:media-type="image/gif" manifest:full-path="Pictures/10000000000001F4000001770DB5603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5" text:anchor-type="paragraph" svg:x="1.363cm" svg:y="13.467cm" svg:width="5.193cm" svg:height="2.873cm" draw:z-index="4"><draw:image xlink:href="Pictures/10000000000001F4000001770DB56035.gif" xlink:type="simple" xlink:show="embed" xlink:actuate="onLoad"/></draw:frame><draw:frame draw:style-name="fr1" draw:name="graphics3" text:anchor-type="paragraph" svg:x="1.046cm" svg:y="7.17cm" svg:width="5.491cm" svg:height="3.191cm" draw:z-index="2"><draw:image xlink:href="Pictures/10000000000001F400000177ADCBDFF2.gif" xlink:type="simple" xlink:show="embed" xlink:actuate="onLoad"/></draw:frame><draw:frame draw:style-name="fr1" draw:name="graphics1" text:anchor-type="paragraph" svg:x="0.711cm" svg:y="0.159cm" svg:width="5.872cm" svg:height="3.482cm" draw:z-index="0"><draw:image xlink:href="Pictures/10000000000001F400000177BE3B22D4.gif" xlink:type="simple" xlink:show="embed" xlink:actuate="onLoad"/></draw:frame><draw:frame draw:style-name="fr1" draw:name="graphics2" text:anchor-type="paragraph" svg:x="0.967cm" svg:y="3.836cm" svg:width="5.616cm" svg:height="2.979cm" draw:z-index="1"><draw:image xlink:href="Pictures/10000000000001F40000017754C5B731.gif" xlink:type="simple" xlink:show="embed" xlink:actuate="onLoad"/></draw:frame><draw:frame draw:style-name="fr1" draw:name="graphics4" text:anchor-type="paragraph" svg:x="1.046cm" svg:y="10.557cm" svg:width="5.484cm" svg:height="2.662cm" draw:z-index="3"><draw:image xlink:href="Pictures/10000000000001F400000177E97A3ACD.gif" xlink:type="simple" xlink:show="embed" xlink:actuate="onLoad"/></draw:frame><draw:frame draw:style-name="fr1" draw:name="graphics6" text:anchor-type="paragraph" svg:x="1.376cm" svg:y="16.642cm" svg:width="5.233cm" svg:height="2.873cm" draw:z-index="5"><draw:image xlink:href="Pictures/10000000000001F400000177D85CA16E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al Arundale</meta:initial-creator>
    <meta:creation-date>2017-05-07T09:53:51.25</meta:creation-date>
    <meta:document-statistic meta:table-count="0" meta:image-count="6" meta:object-count="0" meta:page-count="1" meta:paragraph-count="0" meta:word-count="0" meta:character-count="0"/>
    <dc:date>2017-05-07T10:01:25.57</dc:date>
    <dc:creator>Neal Arundale</dc:creator>
    <meta:editing-duration>PT7M35S</meta:editing-duration>
    <meta:editing-cycles>1</meta:editing-cycles>
    <meta:generator>OpenOffice/4.1.1$Win32 OpenOffice.org_project/411m6$Build-9775</meta:generator>
  </office:meta>
</office:document-meta>
</file>